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4cm" svg:stroke-color="#000000" draw:marker-start-width="0.295cm" draw:marker-end-width="0.295cm" draw:fill-color="#ffcccc" draw:textarea-vertical-align="middle" fo:padding-top="0.156cm" fo:padding-bottom="0.156cm" fo:padding-left="0.281cm" fo:padding-right="0.281cm"/>
    </style:style>
    <style:style style:name="gr2" style:family="graphic" style:parent-style-name="standard">
      <style:graphic-properties svg:stroke-width="0.064cm" svg:stroke-color="#000000" draw:marker-start-width="0.295cm" draw:marker-end-width="0.295cm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3" style:family="graphic" style:parent-style-name="standard">
      <style:graphic-properties svg:stroke-width="0.064cm" svg:stroke-color="#000000" draw:marker-start-width="0.295cm" draw:marker-end-width="0.295cm" draw:fill-color="#ffcc00" draw:opacity="100%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4" style:family="graphic" style:parent-style-name="standard">
      <style:graphic-properties svg:stroke-width="0.064cm" svg:stroke-color="#000000" draw:marker-start-width="0.295cm" draw:marker-end-width="0.295cm" draw:fill-color="#6699cc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5" style:family="graphic" style:parent-style-name="standard">
      <style:graphic-properties svg:stroke-width="0.064cm" svg:stroke-color="#000000" draw:marker-start-width="0.295cm" draw:marker-end-width="0.295cm" draw:fill-color="#ffcc99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6" style:family="graphic" style:parent-style-name="standard">
      <style:graphic-properties svg:stroke-width="0.064cm" svg:stroke-color="#000000" draw:marker-start-width="0.295cm" draw:marker-end-width="0.295cm" draw:fill-color="#ffcc00" draw:opacity="100%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7" style:family="graphic" style:parent-style-name="standard">
      <style:graphic-properties svg:stroke-width="0.064cm" svg:stroke-color="#000000" draw:marker-start-width="0.295cm" draw:marker-end-width="0.295cm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8" style:family="graphic" style:parent-style-name="standard">
      <style:graphic-properties svg:stroke-width="0.064cm" svg:stroke-color="#000000" draw:marker-start-width="0.295cm" draw:marker-end-width="0.295cm" draw:fill-color="#ffcccc" draw:textarea-vertical-align="middle" fo:padding-top="0.156cm" fo:padding-bottom="0.156cm" fo:padding-left="0.281cm" fo:padding-right="0.281cm"/>
    </style:style>
    <style:style style:name="gr9" style:family="graphic" style:parent-style-name="objectwithoutfill">
      <style:graphic-properties svg:stroke-width="0.064cm" svg:stroke-color="#000000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10" style:family="graphic" style:parent-style-name="objectwithoutfill">
      <style:graphic-properties svg:stroke-width="0.064cm" svg:stroke-color="#000000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11" style:family="graphic" style:parent-style-name="standard">
      <style:graphic-properties svg:stroke-width="0.064cm" svg:stroke-color="#000000" draw:marker-start-width="0.295cm" draw:marker-end-width="0.295cm" draw:fill-color="#ffcc99" draw:textarea-horizontal-align="justify" draw:textarea-vertical-align="middle" draw:auto-grow-height="false" fo:min-height="0cm" fo:min-width="0cm" fo:padding-top="0.156cm" fo:padding-bottom="0.156cm" fo:padding-left="0.281cm" fo:padding-right="0.281cm"/>
    </style:style>
    <style:style style:name="gr12" style:family="graphic" style:parent-style-name="objectwithoutfill">
      <style:graphic-properties svg:stroke-width="0.064cm" svg:stroke-color="#000000" draw:marker-start-width="0.295cm" draw:marker-end-width="0.295cm" draw:fill="none" draw:textarea-vertical-align="middle" fo:padding-top="0.156cm" fo:padding-bottom="0.156cm" fo:padding-left="0.281cm" fo:padding-right="0.281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391cm" svg:height="1.842cm" svg:x="1.508cm" svg:y="1.26cm">
          <text:p text:style-name="P1"><text:span text:style-name="T1">Start</text:span></text:p>
        </draw:ellipse>
        <draw:custom-shape draw:style-name="gr2" draw:text-style-name="P1" draw:layer="layout" svg:width="3.69cm" svg:height="1.517cm" svg:x="1.374cm" svg:y="4.379cm">
          <text:p text:style-name="P1"><text:span text:style-name="T1">Power 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.49cm" svg:height="1.842cm" svg:x="1.508cm" svg:y="6.976cm">
          <text:p text:style-name="P2">Scan </text:p>
          <text:p text:style-name="P2">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9cm" svg:height="1.842cm" svg:x="1.508cm" svg:y="9.96cm">
          <text:p text:style-name="P2">Generate map </text:p>
          <text:p text:style-name="P2">and Lo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49cm" svg:height="1.842cm" svg:x="1.635cm" svg:y="12.818cm">
          <text:p text:style-name="P2">Plan Ro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1.517cm" svg:x="1cm" svg:y="15.739cm">
          <text:p text:style-name="P2">Vacuum 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091cm" svg:height="1.734cm" svg:x="6.461cm" svg:y="13.008cm">
          <text:p text:style-name="P2"><text:span text:style-name="T1">Rou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3.49cm" svg:height="1.842cm" svg:x="12.249cm" svg:y="4.302cm">
          <text:p text:style-name="P2">Follow ro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03cm" svg:height="1.778cm" svg:x="12.056cm" svg:y="7.35cm">
          <text:p text:style-name="P2">Finished rou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3.69cm" svg:height="1.517cm" svg:x="12.049cm" svg:y="10.151cm">
          <text:p text:style-name="P2">Vacuum off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3.49cm" svg:height="1.842cm" svg:x="12.242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69cm" svg:height="1.517cm" svg:x="12.049cm" svg:y="15.6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ellipse draw:style-name="gr8" draw:text-style-name="P2" draw:layer="layout" svg:width="3.391cm" svg:height="1.842cm" svg:x="12.176cm" svg:y="18.145cm">
          <text:p/>
        </draw:ellipse>
        <draw:line draw:style-name="gr9" draw:text-style-name="P2" draw:layer="layout" svg:x1="3.286cm" svg:y1="3.229cm" svg:x2="3.286cm" svg:y2="4.245cm">
          <text:p/>
        </draw:line>
        <draw:line draw:style-name="gr9" draw:text-style-name="P2" draw:layer="layout" svg:x1="13.954cm" svg:y1="6.207cm" svg:x2="13.954cm" svg:y2="7.35cm">
          <text:p/>
        </draw:line>
        <draw:line draw:style-name="gr9" draw:text-style-name="P2" draw:layer="layout" svg:x1="3.286cm" svg:y1="14.716cm" svg:x2="3.286cm" svg:y2="15.732cm">
          <text:p/>
        </draw:line>
        <draw:line draw:style-name="gr9" draw:text-style-name="P2" draw:layer="layout" svg:x1="3.286cm" svg:y1="11.865cm" svg:x2="3.286cm" svg:y2="12.881cm">
          <text:p/>
        </draw:line>
        <draw:line draw:style-name="gr9" draw:text-style-name="P2" draw:layer="layout" svg:x1="3.286cm" svg:y1="8.881cm" svg:x2="3.286cm" svg:y2="9.897cm">
          <text:p/>
        </draw:line>
        <draw:line draw:style-name="gr9" draw:text-style-name="P2" draw:layer="layout" svg:x1="3.159cm" svg:y1="6.023cm" svg:x2="3.159cm" svg:y2="7.039cm">
          <text:p/>
        </draw:line>
        <draw:line draw:style-name="gr9" draw:text-style-name="P2" draw:layer="layout" svg:x1="13.827cm" svg:y1="17.129cm" svg:x2="13.827cm" svg:y2="18.145cm">
          <text:p/>
        </draw:line>
        <draw:line draw:style-name="gr9" draw:text-style-name="P2" draw:layer="layout" svg:x1="13.954cm" svg:y1="14.589cm" svg:x2="13.954cm" svg:y2="15.605cm">
          <text:p/>
        </draw:line>
        <draw:line draw:style-name="gr9" draw:text-style-name="P2" draw:layer="layout" svg:x1="13.954cm" svg:y1="11.668cm" svg:x2="13.954cm" svg:y2="12.684cm">
          <text:p/>
        </draw:line>
        <draw:line draw:style-name="gr10" draw:text-style-name="P2" draw:layer="layout" svg:x1="13.954cm" svg:y1="9.128cm" svg:x2="13.954cm" svg:y2="10.144cm">
          <text:p text:style-name="P2"/>
        </draw:line>
        <draw:line draw:style-name="gr9" draw:text-style-name="P2" draw:layer="layout" svg:x1="5.191cm" svg:y1="13.77cm" svg:x2="6.461cm" svg:y2="13.77cm">
          <text:p/>
        </draw:line>
        <draw:custom-shape draw:style-name="gr11" draw:text-style-name="P2" draw:layer="layout" svg:width="3.803cm" svg:height="1.778cm" svg:x="23.486cm" svg:y="7.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draw:layer="layout" svg:width="3.69cm" svg:height="1.517cm" svg:x="23.479cm" svg:y="10.19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3.49cm" svg:height="1.842cm" svg:x="23.672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69cm" svg:height="1.517cm" svg:x="23.479cm" svg:y="15.6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25.384cm" svg:y1="14.631cm" svg:x2="25.384cm" svg:y2="15.647cm">
          <text:p/>
        </draw:line>
        <draw:line draw:style-name="gr9" draw:text-style-name="P2" draw:layer="layout" svg:x1="25.384cm" svg:y1="11.71cm" svg:x2="25.384cm" svg:y2="12.726cm">
          <text:p/>
        </draw:line>
        <draw:line draw:style-name="gr10" draw:text-style-name="P2" draw:layer="layout" svg:x1="25.384cm" svg:y1="9.17cm" svg:x2="25.384cm" svg:y2="10.186cm">
          <text:p/>
        </draw:line>
        <draw:custom-shape draw:style-name="gr11" draw:text-style-name="P2" draw:layer="layout" svg:width="3.803cm" svg:height="1.778cm" svg:x="17.771cm" svg:y="7.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2" draw:layer="layout" svg:x1="15.859cm" svg:y1="8.239cm" svg:x2="17.764cm" svg:y2="8.239cm">
          <text:p/>
        </draw:line>
        <draw:line draw:style-name="gr9" draw:text-style-name="P2" draw:layer="layout" svg:x1="21.574cm" svg:y1="8.239cm" svg:x2="23.479cm" svg:y2="8.239cm">
          <text:p/>
        </draw:line>
        <draw:custom-shape draw:style-name="gr7" draw:text-style-name="P2" draw:layer="layout" svg:width="1.143cm" svg:height="1.143cm" svg:x="10.017cm" svg:y="4.712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line draw:style-name="gr12" draw:text-style-name="P2" draw:layer="layout" svg:x1="8.112cm" svg:y1="13.008cm" svg:x2="8.112cm" svg:y2="5.318cm">
          <text:p/>
        </draw:line>
        <draw:line draw:style-name="gr9" draw:text-style-name="P2" draw:layer="layout" svg:x1="8.112cm" svg:y1="5.318cm" svg:x2="10.017cm" svg:y2="5.318cm">
          <text:p/>
        </draw:line>
        <draw:line draw:style-name="gr9" draw:text-style-name="P2" draw:layer="layout" svg:x1="10.652cm" svg:y1="16.621cm" svg:x2="10.652cm" svg:y2="5.953cm">
          <text:p/>
        </draw:line>
        <draw:line draw:style-name="gr9" draw:text-style-name="P2" draw:layer="layout" svg:x1="11.16cm" svg:y1="5.318cm" svg:x2="12.303cm" svg:y2="5.318cm">
          <text:p/>
        </draw:line>
        <draw:line draw:style-name="gr12" draw:text-style-name="P2" draw:layer="layout" svg:x1="4.556cm" svg:y1="16.621cm" svg:x2="10.652cm" svg:y2="16.621cm">
          <text:p/>
        </draw:line>
        <draw:line draw:style-name="gr9" draw:text-style-name="P2" draw:layer="layout" svg:x1="25.384cm" svg:y1="5.318cm" svg:x2="15.732cm" svg:y2="5.318cm">
          <text:p/>
        </draw:line>
        <draw:line draw:style-name="gr9" draw:text-style-name="P2" draw:layer="layout" svg:x1="23.86cm" svg:y1="16.494cm" svg:x2="15.224cm" svg:y2="16.494cm">
          <text:p/>
        </draw:line>
        <draw:line draw:style-name="gr12" draw:text-style-name="P2" draw:layer="layout" svg:x1="25.384cm" svg:y1="5.318cm" svg:x2="25.384cm" svg:y2="7.223cm">
          <text:p/>
        </draw:line>
        <draw:line draw:style-name="gr12" draw:text-style-name="P2" draw:layer="layout" svg:x1="19.669cm" svg:y1="9.128cm" svg:x2="19.669cm" svg:y2="11.033cm">
          <text:p/>
        </draw:line>
        <draw:line draw:style-name="gr9" draw:text-style-name="P2" draw:layer="layout" svg:x1="19.669cm" svg:y1="11.033cm" svg:x2="15.224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08T10:16:42.99</meta:creation-date>
    <dc:date>2022-08-08T10:57:15.81</dc:date>
    <meta:editing-duration>PT9M59S</meta:editing-duration>
    <meta:editing-cycles>1</meta:editing-cycles>
    <meta:document-statistic meta:object-count="45"/>
    <meta:generator>OpenOffice/4.1.12$Win32 OpenOffice.org_project/4112m1$Build-9809</meta:generator>
  </office:meta>
</office:document-meta>
</file>